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cbd" officeooo:paragraph-rsid="000d6cbd"/>
    </style:style>
    <style:style style:name="P2" style:family="paragraph" style:parent-style-name="Standard">
      <style:text-properties fo:font-weight="bold" officeooo:rsid="000d6cbd" officeooo:paragraph-rsid="000d6cbd" style:font-weight-asian="bold" style:font-weight-complex="bold"/>
    </style:style>
    <style:style style:name="P3" style:family="paragraph" style:parent-style-name="Standard">
      <style:text-properties fo:font-weight="bold" officeooo:rsid="000e4bfb" officeooo:paragraph-rsid="000e4bfb" style:font-weight-asian="bold" style:font-weight-complex="bold"/>
    </style:style>
    <style:style style:name="P4" style:family="paragraph" style:parent-style-name="Standard">
      <style:text-properties fo:font-weight="bold" officeooo:rsid="000eb2cf" officeooo:paragraph-rsid="000eb2cf" style:font-weight-asian="bold" style:font-weight-complex="bold"/>
    </style:style>
    <style:style style:name="P5" style:family="paragraph" style:parent-style-name="Standard">
      <style:text-properties fo:font-weight="normal" officeooo:rsid="000d6cbd" officeooo:paragraph-rsid="000d6cbd" style:font-weight-asian="normal" style:font-weight-complex="normal"/>
    </style:style>
    <style:style style:name="P6" style:family="paragraph" style:parent-style-name="Standard">
      <style:text-properties fo:font-weight="normal" officeooo:rsid="000e4bfb" officeooo:paragraph-rsid="000e4bfb" style:font-weight-asian="normal" style:font-weight-complex="normal"/>
    </style:style>
    <style:style style:name="P7" style:family="paragraph" style:parent-style-name="Standard">
      <style:text-properties fo:font-weight="normal" officeooo:rsid="000eb2cf" officeooo:paragraph-rsid="000eb2cf" style:font-weight-asian="normal" style:font-weight-complex="normal"/>
    </style:style>
    <style:style style:name="P8" style:family="paragraph" style:parent-style-name="Standard">
      <style:text-properties officeooo:rsid="000fcfae" officeooo:paragraph-rsid="000fcfa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f_orderwise.shape</text:p>
      <text:p text:style-name="Standard">df_orderwise.info()</text:p>
      <text:p text:style-name="Standard">df_orderwise.describe()</text:p>
      <text:p text:style-name="Standard">df_orderwise.isnull().sum()</text:p>
      <text:p text:style-name="Standard">df_orderwise.duplicated().sum()</text:p>
      <text:p text:style-name="Standard">df_orderwise.corr()</text:p>
      <text:p text:style-name="Standard"/>
      <text:p text:style-name="Standard"/>
      <text:p text:style-name="P1"><text:span text:style-name="T1">class type - discrete columns</text:span> </text:p>
      <text:p text:style-name="P1"/>
      <text:p text:style-name="P1">import seaborn as sns </text:p>
      <text:p text:style-name="P1">from matplotlib import pyplot as plt</text:p>
      <text:p text:style-name="P1">plt.rcParams["figure.figsize"] = [9.00, 4.0]</text:p>
      <text:p text:style-name="P1">plt.rcParams["figure.autolayout"] = True</text:p>
      <text:p text:style-name="P1">f, axes = plt.subplots(1, 2)</text:p>
      <text:p text:style-name="P1">sns.countplot(df_orderwise['ClientName'],ax=axes[0]).set_xticklabels(df_orderwise['ClientName'].unique(),rotation=90)</text:p>
      <text:p text:style-name="P1">sns.countplot(df_orderwise['MonthNum'],ax=axes[1]).set_xticklabels(df_orderwise['MonthNum'].unique(),rotation=90)</text:p>
      <text:p text:style-name="P1"/>
      <text:p text:style-name="P1"/>
      <text:p text:style-name="P1">plt.show()</text:p>
      <text:p text:style-name="P1"/>
      <text:p text:style-name="P1">df_orderwise['ClientName'].value_counts().plot(kind='pie',autopct = '%.2f')</text:p>
      <text:p text:style-name="P1"/>
      <text:p text:style-name="P2">discrete ,continuous</text:p>
      <text:p text:style-name="P1">import matplotlib.pyplot as plt</text:p>
      <text:p text:style-name="P1">plt.hist(df_orderwise['Hour'],bins=100)</text:p>
      <text:p text:style-name="P1">sns.distplot(df_orderwise['Hour'])</text:p>
      <text:p text:style-name="P1">sns.boxplot(df_orderwise['Hour'])</text:p>
      <text:p text:style-name="P1"/>
      <text:p text:style-name="P2">corr with the target column</text:p>
      <text:p text:style-name="P1">import pandas as pd </text:p>
      <text:p text:style-name="P1">import seaborn as sns</text:p>
      <text:p text:style-name="P1">sns.scatterplot(df_orderwise['Sales'],df_orderwise['QtyOrdered'],hue=df_orderwise['ClientName'],style=df_orderwise['Day'])</text:p>
      <text:p text:style-name="P1">sns.barplot(df_orderwise['ClientName'],df_orderwise['Sales'],hue=df_orderwise['MonthNum'])</text:p>
      <text:p text:style-name="P1">sns.boxplot(df_orderwise['ClientName'], df_orderwise['Sales'],hue=df_orderwise['MonthNum'])</text:p>
      <text:p text:style-name="P1">df_orderwise.corr()</text:p>
      <text:p text:style-name="P1"/>
      <text:p text:style-name="P8">[]:</text:p>
      <text:p text:style-name="P8"/>
      <text:p text:style-name="P8"/>
      <text:p text:style-name="P1"/>
      <text:p text:style-name="P1"/>
      <text:p text:style-name="P1"/>
      <text:p text:style-name="P1"/>
      <text:p text:style-name="P2">encoding : </text:p>
      <text:p text:style-name="P5">from sklearn.preprocessing import LabelEncoder</text:p>
      <text:p text:style-name="P5">le = LabelEncoder()</text:p>
      <text:p text:style-name="P5">df_orderwise.ClientName = le.fit_transform(df_orderwise.ClientName)</text:p>
      <text:p text:style-name="P5">df_orderwise.Prods = le.fit_transform(df_orderwise.Prods)</text:p>
      <text:p text:style-name="P5"><text:soft-page-break/></text:p>
      <text:p text:style-name="P2">scaling</text:p>
      <text:p text:style-name="P5">from sklearn.preprocessing import MinMaxScaler</text:p>
      <text:p text:style-name="P5">scaler = MinMaxScaler()</text:p>
      <text:p text:style-name="P5">df_orderwise[['Prods']] = scaler.fit_transform(df_orderwise[['Prods']])</text:p>
      <text:p text:style-name="P5"/>
      <text:p text:style-name="P3">multiple linear regression : </text:p>
      <text:p text:style-name="P6">import pandas as pd</text:p>
      <text:p text:style-name="P6">import numpy as np</text:p>
      <text:p text:style-name="P6"/>
      <text:p text:style-name="P6">import plotly.express as px</text:p>
      <text:p text:style-name="P6">import plotly.graph_objects as go</text:p>
      <text:p text:style-name="P6"/>
      <text:p text:style-name="P6">from sklearn.metrics import mean_absolute_error,mean_squared_error,r2_score</text:p>
      <text:p text:style-name="P6"/>
      <text:p text:style-name="P6">X = df_orderwise[['ClientName','Prods','MonthNum','Hour','Minute','Day','CliAvgSenti','SpAvgSenti','QtyOrdered','ann_cli_senti','ann_sp_senti','gru_cli_senti','gru_sp_senti','CliSenti','SpSenti']]</text:p>
      <text:p text:style-name="P6">y = df_orderwise[['Sales']]</text:p>
      <text:p text:style-name="P6"/>
      <text:p text:style-name="P6">from sklearn.model_selection import train_test_split</text:p>
      <text:p text:style-name="P6">X_train,X_test,y_train,y_test = train_test_split(X,y,test_size=0.2,random_state=3)</text:p>
      <text:p text:style-name="P6"/>
      <text:p text:style-name="P6"/>
      <text:p text:style-name="P6">from sklearn.linear_model import LinearRegression</text:p>
      <text:p text:style-name="P6">mlr = LinearRegression()</text:p>
      <text:p text:style-name="P6">mlr.fit(X_train,y_train)</text:p>
      <text:p text:style-name="P6">y_pred = mlr.predict(X_test)</text:p>
      <text:p text:style-name="P6"/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6"/>
      <text:p text:style-name="P3">sgd regressor </text:p>
      <text:p text:style-name="P3"/>
      <text:p text:style-name="P6">from sklearn.linear_model import SGDRegressor</text:p>
      <text:p text:style-name="P6">reg = SGDRegressor(max_iter=100,learning_rate='constant',eta0=0.01)</text:p>
      <text:p text:style-name="P6">reg.fit(X_train,y_train)</text:p>
      <text:p text:style-name="P6">y_pred = reg.predict(X_test)</text:p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6"/>
      <text:p text:style-name="P3">mini batch gd</text:p>
      <text:p text:style-name="P6"/>
      <text:p text:style-name="P6">import random</text:p>
      <text:p text:style-name="P6"><text:soft-page-break/>sgd = SGDRegressor(learning_rate='constant',eta0=0.25)</text:p>
      <text:p text:style-name="P6">batch_size = 35 </text:p>
      <text:p text:style-name="P6"/>
      <text:p text:style-name="P6">for i in range(100):</text:p>
      <text:p text:style-name="P6"><text:s text:c="4"/>idx = random.sample(range(X_train.shape[0]),batch_size)</text:p>
      <text:p text:style-name="P6"><text:s text:c="4"/>sgd.partial_fit(X_train.iloc[idx],y_train.iloc[idx])</text:p>
      <text:p text:style-name="P6">y_pred = sgd.predict(X_test)</text:p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3">polynomial reg </text:p>
      <text:p text:style-name="P6"/>
      <text:p text:style-name="P6">from sklearn.preprocessing import PolynomialFeatures,StandardScaler</text:p>
      <text:p text:style-name="P6">from sklearn.pipeline import Pipeline</text:p>
      <text:p text:style-name="P6"/>
      <text:p text:style-name="P6">poly = PolynomialFeatures(degree=2,include_bias=True) # bias is b0</text:p>
      <text:p text:style-name="P6">X_train_trans = poly.fit_transform(X_train)</text:p>
      <text:p text:style-name="P6">X_test_trans = poly.transform(X_test)</text:p>
      <text:p text:style-name="P6"/>
      <text:p text:style-name="P6">lr = LinearRegression()</text:p>
      <text:p text:style-name="P6">lr.fit(X_train_trans,y_train)</text:p>
      <text:p text:style-name="P6">y_pred = lr.predict(X_test_trans)</text:p>
      <text:p text:style-name="P6"/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3">ridge reg </text:p>
      <text:p text:style-name="P6"/>
      <text:p text:style-name="P6">from sklearn.linear_model import Ridge</text:p>
      <text:p text:style-name="P6">R = Ridge(alpha = 0.0001)</text:p>
      <text:p text:style-name="P6">R.fit(X_train,y_train)</text:p>
      <text:p text:style-name="P6">y_pred1 = R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3"/>
      <text:p text:style-name="P3"/>
      <text:p text:style-name="P3">lasso reg </text:p>
      <text:p text:style-name="P6">from sklearn.linear_model import Lasso </text:p>
      <text:p text:style-name="P6">L = Lasso(alpha = 0.0001)</text:p>
      <text:p text:style-name="P6">L.fit(X_train,y_train)</text:p>
      <text:p text:style-name="P6">y_pred1 = L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><text:soft-page-break/></text:p>
      <text:p text:style-name="P3">elasticNet reg </text:p>
      <text:p text:style-name="P6">from sklearn.linear_model import ElasticNet</text:p>
      <text:p text:style-name="P6">EL = ElasticNet(alpha = 0.005, l1_ratio = 0.50)</text:p>
      <text:p text:style-name="P6">EL.fit(X_train,y_train)</text:p>
      <text:p text:style-name="P6">y_pred1 = EL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3">logistic reg </text:p>
      <text:p text:style-name="P6">from sklearn.linear_model import LogisticRegression</text:p>
      <text:p text:style-name="P6">lor = LogisticRegression()</text:p>
      <text:p text:style-name="P6">lor.fit(X_train,y_train)</text:p>
      <text:p text:style-name="P6">y_pred1 = lor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3">dtree reg</text:p>
      <text:p text:style-name="P6">from sklearn.tree import DecisionTreeRegressor</text:p>
      <text:p text:style-name="P6">from sklearn.model_selection import GridSearchCV</text:p>
      <text:p text:style-name="P6">rt = DecisionTreeRegressor(criterion = 'squared_error', max_depth = 5)</text:p>
      <text:p text:style-name="P6">rt.fit(X_train,y_train)</text:p>
      <text:p text:style-name="P6">y_pred1 = rt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6">#hyperparam tuning </text:p>
      <text:p text:style-name="P6">param_grid = {</text:p>
      <text:p text:style-name="P6"><text:s text:c="4"/>'max_depth':[2,4,5,8,10,12,14,None],</text:p>
      <text:p text:style-name="P6"><text:s text:c="4"/>'criterion':['squared_error','absolute_error'],</text:p>
      <text:p text:style-name="P6"><text:s text:c="4"/>'max_features':[0.25,0.5,0.75,1.0],</text:p>
      <text:p text:style-name="P6"><text:s text:c="4"/>'min_samples_split':[0.25,0.5,0.75,1.0]</text:p>
      <text:p text:style-name="P6">}</text:p>
      <text:p text:style-name="P6">reg = RandomizedSearchCV(estimator=DecisionTreeRegressor(),param_distributions=param_grid,cv=5,verbose=2,n_jobs=-1)</text:p>
      <text:p text:style-name="P6">reg.fit(X_train,y_train)</text:p>
      <text:p text:style-name="P6"/>
      <text:p text:style-name="P6">print(reg.best_score_)</text:p>
      <text:p text:style-name="P6">print(reg.best_params_)</text:p>
      <text:p text:style-name="P6"/>
      <text:p text:style-name="P6">#feature importance </text:p>
      <text:p text:style-name="P6">for importance,name in sorted(zip(rt.feature_importances_,X_train.columns),reverse=True):</text:p>
      <text:p text:style-name="P6"><text:s text:c="4"/>print(name,importance)</text:p>
      <text:p text:style-name="P6"/>
      <text:p text:style-name="P6"/>
      <text:p text:style-name="P4"><text:soft-page-break/>voting reg </text:p>
      <text:p text:style-name="P7">from sklearn.model_selection import cross_val_score</text:p>
      <text:p text:style-name="P7">estimators = [('mlr',mlr),('poly',lr),('R',R),('L',L),('EL',EL),('rt',rt)]</text:p>
      <text:p text:style-name="P7">for estimator in estimators :</text:p>
      <text:p text:style-name="P7"><text:s text:c="4"/>scores = cross_val_score(estimator[1],X,y,scoring='r2',cv=10)</text:p>
      <text:p text:style-name="P7"><text:s text:c="4"/>print(estimator[0],np.round(np.mean(scores),2))</text:p>
      <text:p text:style-name="P7"/>
      <text:p text:style-name="P7"/>
      <text:p text:style-name="P7">from sklearn.ensemble import VotingRegressor</text:p>
      <text:p text:style-name="P7">vr = VotingRegressor(estimators)</text:p>
      <text:p text:style-name="P7">scores = cross_val_score(vr,X,y,scoring='r2',cv=10)</text:p>
      <text:p text:style-name="P7">print('voting regressor',np.round(np.mean(scores),2))</text:p>
      <text:p text:style-name="P7"/>
      <text:p text:style-name="P4">bagging reg </text:p>
      <text:p text:style-name="P7">from sklearn.model_selection import GridSearchCV</text:p>
      <text:p text:style-name="P7">from sklearn.ensemble import BaggingRegressor</text:p>
      <text:p text:style-name="P7">bag_regressor = BaggingRegressor(random_state = 1)</text:p>
      <text:p text:style-name="P7">bag_regressor.fit(X_train,y_train)</text:p>
      <text:p text:style-name="P7"/>
      <text:p text:style-name="P7">y_pred1 = bag_regressor.predict(X_test)</text:p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params = {'base_estimator':[None,mlr,lr,L,R,EL,rt],</text:p>
      <text:p text:style-name="P7"><text:s text:c="13"/>'n_estimators':[20,50,100],</text:p>
      <text:p text:style-name="P7"><text:s text:c="10"/>'max_samples':[0.5,1.0],</text:p>
      <text:p text:style-name="P7"><text:s text:c="10"/>'max_features':[0.5,1.0],</text:p>
      <text:p text:style-name="P7"><text:s text:c="10"/>'bootstrap':[True,False],</text:p>
      <text:p text:style-name="P7"><text:s text:c="10"/>'bootstrap_features':[True,False]</text:p>
      <text:p text:style-name="P7"><text:s text:c="9"/>}</text:p>
      <text:p text:style-name="P7">bagging_regressor_grid = GridSearchCV(BaggingRegressor(random_state=1,n_jobs=-1),param_grid = params,cv=3,n_jobs=-1,verbose=-1)</text:p>
      <text:p text:style-name="P7">bagging_regressor_grid.fit(X_train,y_train)</text:p>
      <text:p text:style-name="P7"/>
      <text:p text:style-name="P7">print('train r2',bagging_regressor_grid.best_estimator_.score(X_train,y_train))</text:p>
      <text:p text:style-name="P7">print('test r2',bagging_regressor_grid.best_estimator_.score(X_test,y_test))</text:p>
      <text:p text:style-name="P7">print('best r2 score through grid search ',bagging_regressor_grid.best_score_)</text:p>
      <text:p text:style-name="P7">print('best parameters',bagging_regressor_grid.best_params_)</text:p>
      <text:p text:style-name="P7"/>
      <text:p text:style-name="P4">rand forest reg</text:p>
      <text:p text:style-name="P4"/>
      <text:p text:style-name="P7">from sklearn.ensemble import RandomForestRegressor</text:p>
      <text:p text:style-name="P7">raf = RandomForestRegressor(n_estimators=500).fit(X_train,y_train)</text:p>
      <text:p text:style-name="P7">y_pred1 = raf.predict(X_test)</text:p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rf=RandomForestRegressor(oob_score = True)</text:p>
      <text:p text:style-name="P7"><text:soft-page-break/>rf.fit(X_train,y_train)</text:p>
      <text:p text:style-name="P7">rf.oob_score_</text:p>
      <text:p text:style-name="P7"/>
      <text:p text:style-name="P4">xgb reg </text:p>
      <text:p text:style-name="P7">from xgboost import XGBRegressor</text:p>
      <text:p text:style-name="P7"/>
      <text:p text:style-name="P7">model = XGBRegressor(random_state=42, n_jobs=-1, n_estimators=20, max_depth=4)</text:p>
      <text:p text:style-name="P7">model.fit(X_train, y_train)</text:p>
      <text:p text:style-name="P7"/>
      <text:p text:style-name="P7">y_pred1 = model.predict(X_test)</text:p>
      <text:p text:style-name="P7"/>
      <text:p text:style-name="P7"/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#feature importance </text:p>
      <text:p text:style-name="P7">importance_df = pd.DataFrame({</text:p>
      <text:p text:style-name="P7"><text:s text:c="4"/>'feature': X_train.columns,</text:p>
      <text:p text:style-name="P7"><text:s text:c="4"/>'importance': model.feature_importances_</text:p>
      <text:p text:style-name="P7">}).sort_values('importance', ascending=False)</text:p>
      <text:p text:style-name="P7"/>
      <text:p text:style-name="P7">importance_df.head(10)</text:p>
      <text:p text:style-name="P7"/>
      <text:p text:style-name="P7">import seaborn as sns</text:p>
      <text:p text:style-name="P7">plt.figure(figsize=(10,6))</text:p>
      <text:p text:style-name="P7">plt.title('Feature Importance')</text:p>
      <text:p text:style-name="P7">sns.barplot(data=importance_df.head(10), x='importance', y='feature');</text:p>
      <text:p text:style-name="P7"/>
      <text:p text:style-name="P7">from sklearn.model_selection import GridSearchCV</text:p>
      <text:p text:style-name="P7">from sklearn.model_selection import RandomizedSearchCV</text:p>
      <text:p text:style-name="P7"/>
      <text:p text:style-name="P7">#hyperparam tuning </text:p>
      <text:p text:style-name="P7">param_grid = {</text:p>
      <text:p text:style-name="P7"><text:s text:c="4"/>'n_estimators':[20,50,150,240],</text:p>
      <text:p text:style-name="P7"><text:s text:c="4"/>'max_depth':[2,4,8,10,None],</text:p>
      <text:p text:style-name="P7"><text:s text:c="4"/>'learning_rate':[0.01,0.1,0.3,0.9,0.99]</text:p>
      <text:p text:style-name="P7">}</text:p>
      <text:p text:style-name="P7"/>
      <text:p text:style-name="P7">reg = RandomizedSearchCV(estimator=XGBRegressor(),param_distributions=param_grid,cv=5,verbose=2,n_jobs=-1)</text:p>
      <text:p text:style-name="P7"/>
      <text:p text:style-name="P7">reg.fit(X_train,y_train)</text:p>
      <text:p text:style-name="P7"/>
      <text:p text:style-name="P7">reg.best_score_</text:p>
      <text:p text:style-name="P7"/>
      <text:p text:style-name="P7">reg.best_params_</text:p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2:13:17.070519762</meta:creation-date>
    <dc:date>2022-11-16T16:07:07.635063062</dc:date>
    <meta:editing-duration>PT20M39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7" meta:paragraph-count="225" meta:word-count="517" meta:character-count="9174" meta:non-whitespace-character-count="8744"/>
  </office:meta>
</office:document-meta>
</file>